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Preformatted_20_Text">
      <style:paragraph-properties fo:margin-top="0cm" fo:margin-bottom="0.499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bab9"/>Extending a Phaser Class to Make Reusable Game Objects</text:h>
      <text:p text:style-name="Text_20_body"><text:bookmark text:name="d304"/>Once you’ve made it through the first couple of features in your game, you’ll realize that games involve a lot of repetitive elements. You might use a button to start the game, end the game, toggle the music, select a level or choose a character all on the same screen.</text:p>
      <text:p text:style-name="Text_20_body"><text:bookmark text:name="a5d5"/>You can certainly create each element independently — but that will take a lot more time (that you could spend testing your game). Taking the existing Phaser classes and extending them to create reusable elements will speed up your game development and simplify testing and prototyping new levels, features, etc.</text:p>
      <text:p text:style-name="Text_20_body"><text:bookmark text:name="f733"/>In this tutorial, we will walk through extending a Phaser built-in class to create a reusable button element. You can follow along from where my previous tutorials (<text:a xlink:type="simple" xlink:href="https://medium.com/@braelynnn/using-phaser-in-an-angular-8-component-53644a2280e3" text:style-name="Internet_20_link" text:visited-style-name="Visited_20_Internet_20_Link">Part I </text:a>| <text:a xlink:type="simple" xlink:href="https://medium.com/@braelynnn/phaser-game-settings-using-localstorage-1cf6a9fa6f2c" text:style-name="Internet_20_link" text:visited-style-name="Visited_20_Internet_20_Link">Part II</text:a>) left off or start from scratch in a TypeScript Phaser project.</text:p>
      <text:h text:style-name="Heading_20_1" text:outline-level="1"><text:bookmark text:name="fdd0"/>Creating a Button class</text:h>
      <text:p text:style-name="Text_20_body"><text:bookmark text:name="f680"/>We have previously created each button in our game by adding an image with interactions enabled, text and event handlers like this:</text:p>
      <text:p text:style-name="Preformatted_20_Text"><text:bookmark text:name="b9b7"/>const settingsButton = this.add.image(200, 400, 'button').setInteractive();</text:p>
      <text:p text:style-name="Preformatted_20_Text">const settingsButtonText = this.add.text(0, 0, 'Settings', {</text:p>
      <text:p text:style-name="Preformatted_20_Text"><text:s text:c="4"/>color: '#000', fontSize: '28px'</text:p>
      <text:p text:style-name="Preformatted_20_Text">});</text:p>
      <text:p text:style-name="Preformatted_20_Text">Phaser.Display.Align.In.Center(settingsButtonText, settingsButton);<text:bookmark text:name="7c53"/>settingsButtonText.on('pointerdown', () =&gt; {</text:p>
      <text:p text:style-name="Preformatted_20_Text"><text:s text:c="2"/>settingsButton.setTexture('button_pressed');</text:p>
      <text:p text:style-name="Preformatted_20_Text"><text:s text:c="2"/>if (this.gameSettings[1].value) {</text:p>
      <text:p text:style-name="Preformatted_20_Text"><text:s text:c="3"/>this.sound.play('buttonSound');</text:p>
      <text:p text:style-name="Preformatted_20_Text"><text:s text:c="2"/>}</text:p>
      <text:p text:style-name="Preformatted_20_Text">}).on('pointerup', () =&gt; {</text:p>
      <text:p text:style-name="Preformatted_20_Text"><text:s text:c="2"/>settingsButton.setTexture('button');</text:p>
      <text:p text:style-name="Preformatted_20_Text"><text:s text:c="2"/>this.scene.launch('settings');</text:p>
      <text:p text:style-name="Preformatted_20_Text"><text:s text:c="2"/>this.scene.stop();</text:p>
      <text:p text:style-name="P1">});</text:p>
      <text:p text:style-name="Text_20_body"><text:bookmark text:name="fb21"/>This may not look like much code right now, but having to do this for every button we want to add will eventually get unruly. We can reuse a lot of this code and greatly reduce the amount we have to do manually for each unique button.</text:p>
      <text:p text:style-name="Text_20_body"><text:bookmark text:name="99da"/>To create a reusable button element, we will start by extending the <text:span text:style-name="Source_20_Text">Phaser.GameObjects.Container</text:span> class. In your <text:span text:style-name="Source_20_Text">game.component.ts</text:span> file (or a separate <text:span text:style-name="Source_20_Text">.ts</text:span> file that you’ll import later), add the following:</text:p>
      <text:p text:style-name="Preformatted_20_Text"><text:bookmark text:name="2196"/>class Button extends Phaser.GameObjects.Container {<text:bookmark text:name="e5c2"/> <text:s/>constructor(scene, x, y, fontColor, key1, key2, text) {</text:p>
      <text:p text:style-name="Preformatted_20_Text"><text:s text:c="4"/>super(scene);<text:bookmark text:name="9a4e"/> <text:s text:c="3"/>this.scene = scene;</text:p>
      <text:p text:style-name="Preformatted_20_Text"><text:s text:c="4"/>this.x = x;</text:p>
      <text:p text:style-name="Preformatted_20_Text"><text:s text:c="4"/>this.y = y;<text:bookmark text:name="7c3f"/> <text:s text:c="3"/>const button = this.scene.add.image(x, y,</text:p>
      <text:p text:style-name="Preformatted_20_Text"><text:s text:c="6"/>key1).setInteractive();</text:p>
      <text:p text:style-name="Preformatted_20_Text"><text:s text:c="4"/>const buttonText = this.scene.add.text(x, y, text, { fontSize:</text:p>
      <text:p text:style-name="Preformatted_20_Text"><text:s text:c="6"/>'28px', color: fontColor });</text:p>
      <text:p text:style-name="Preformatted_20_Text"><text:soft-page-break/><text:s text:c="4"/>Phaser.Display.Align.In.Center(buttonText, button);<text:bookmark text:name="68e2"/> <text:s text:c="3"/>this.add(button);</text:p>
      <text:p text:style-name="Preformatted_20_Text"><text:s text:c="4"/>this.add(buttonText);<text:bookmark text:name="966f"/> <text:s text:c="3"/>button.on('pointerdown', () =&gt; {</text:p>
      <text:p text:style-name="Preformatted_20_Text"><text:s text:c="6"/>button.setTexture(key2);</text:p>
      <text:p text:style-name="Preformatted_20_Text"><text:s text:c="4"/>});<text:bookmark text:name="64ef"/> <text:s text:c="3"/>button.on('pointerup', () =&gt; {</text:p>
      <text:p text:style-name="Preformatted_20_Text"><text:s text:c="6"/>button.setTexture(key1);</text:p>
      <text:p text:style-name="Preformatted_20_Text"><text:s text:c="4"/>});<text:bookmark text:name="6edd"/> <text:s text:c="3"/>this.scene.add.existing(this);</text:p>
      <text:p text:style-name="P1"><text:s text:c="2"/>}<text:bookmark text:name="a608"/>}</text:p>
      <text:p text:style-name="Text_20_body"><text:bookmark text:name="4694"/>Now, we can go back to our <text:span text:style-name="Source_20_Text">settingsButton</text:span> and clean it up a little.</text:p>
      <text:p text:style-name="P1"><text:bookmark text:name="9e60"/>const settingsButton = new Button(this, 100, 100, '#000', 'button', 'button_pressed', 'Settings');</text:p>
      <text:p text:style-name="Text_20_body"><text:bookmark text:name="997e"/>If you build and refresh your game, you will see a very similar setup as before. The position of your button may have shifted from where it was before because of the different coordinate systems but you can adjust the <text:span text:style-name="Source_20_Text">x</text:span> and <text:span text:style-name="Source_20_Text">y</text:span> values you pass in to the <text:span text:style-name="Source_20_Text">new Button()</text:span> method to get it where you want it.</text:p>
      <text:p text:style-name="Text_20_body"><text:bookmark text:name="11c4"/>When you click the button, you may notice we don’t have the sound anymore. Because we’re pulling the <text:span text:style-name="Source_20_Text">gameSettings</text:span> from <text:span text:style-name="Source_20_Text">localStorage</text:span> in the individual scene, we don’t have access to the preferences in our Button class. There is an easy way to fix this though.</text:p>
      <text:p text:style-name="Text_20_body"><text:bookmark text:name="605e"/>In our <text:span text:style-name="Source_20_Text">MainScene</text:span> we will add a new method to play the button sound:</text:p>
      <text:p text:style-name="Preformatted_20_Text"><text:bookmark text:name="93ed"/>class MainScene extends Phaser.Scene {</text:p>
      <text:p text:style-name="Preformatted_20_Text"><text:s text:c="2"/>...<text:bookmark text:name="7168"/> <text:s/>playButtonSound() {</text:p>
      <text:p text:style-name="Preformatted_20_Text"><text:s text:c="4"/>if (this.gameSettings[1].value) {</text:p>
      <text:p text:style-name="Preformatted_20_Text"><text:s text:c="6"/>this.sound.play('buttonSound');</text:p>
      <text:p text:style-name="Preformatted_20_Text"><text:s text:c="4"/>}</text:p>
      <text:p text:style-name="Preformatted_20_Text"><text:s text:c="2"/>}</text:p>
      <text:p text:style-name="P1">}</text:p>
      <text:p text:style-name="Text_20_body"><text:bookmark text:name="580e"/>And then we will update our <text:span text:style-name="Source_20_Text">Button</text:span> class to call this method, deferring the decision to play to our <text:span text:style-name="Source_20_Text">MainScene</text:span> instead:</text:p>
      <text:p text:style-name="Preformatted_20_Text"><text:bookmark text:name="1154"/>class Button extends Phaser.GameObjects.Container {</text:p>
      <text:p text:style-name="Preformatted_20_Text"><text:s text:c="2"/>...<text:bookmark text:name="9a17"/> <text:s/>button.on('pointerdown', () =&gt; {</text:p>
      <text:p text:style-name="Preformatted_20_Text"><text:s text:c="4"/>...</text:p>
      <text:p text:style-name="Preformatted_20_Text"><text:s text:c="4"/>scene.playButtonSound();<text:bookmark text:name="3969"/> <text:s/>})...</text:p>
      <text:p text:style-name="P1">}</text:p>
      <text:p text:style-name="Text_20_body"><text:bookmark text:name="11de"/>Next, you may notice that pressing the button no longer takes you to the SettingsMenu scene. Another simple fix that is achieved by adding an optional variable to our <text:span text:style-name="Source_20_Text">Button</text:span> method that handles a target scene.</text:p>
      <text:p text:style-name="Preformatted_20_Text"><text:bookmark text:name="a706"/>class Button extends Phaser.GameObjects.Container {</text:p>
      <text:p text:style-name="Preformatted_20_Text"><text:s text:c="2"/>targetScene: any;<text:bookmark text:name="8d23"/> <text:s/>constructor(scene,x,y,fontColor,key1,key2,text,targetScene?) {</text:p>
      <text:p text:style-name="Preformatted_20_Text"><text:s text:c="4"/>...</text:p>
      <text:p text:style-name="Preformatted_20_Text"><text:s text:c="4"/>this.targetScene = targetScene;<text:bookmark text:name="1ccc"/> <text:s text:c="3"/>button.on('pointerup', () =&gt; {</text:p>
      <text:p text:style-name="Preformatted_20_Text"><text:s text:c="6"/>button.setTexture(key1);</text:p>
      <text:p text:style-name="Preformatted_20_Text"><text:s text:c="6"/>if (this.targetScene) {</text:p>
      <text:p text:style-name="Preformatted_20_Text"><text:s text:c="8"/>setTimeout(() =&gt; {</text:p>
      <text:p text:style-name="Preformatted_20_Text"><text:s text:c="10"/>this.scene.scene.launch(targetScene);</text:p>
      <text:p text:style-name="Preformatted_20_Text"><text:s text:c="10"/>this.scene.scene.stop(scene);</text:p>
      <text:p text:style-name="Preformatted_20_Text"><text:s text:c="8"/>}, 300);</text:p>
      <text:p text:style-name="Preformatted_20_Text"><text:s text:c="6"/>}</text:p>
      <text:p text:style-name="Preformatted_20_Text"><text:s text:c="4"/>}</text:p>
      <text:p text:style-name="P1">}</text:p>
      <text:p text:style-name="Text_20_body"><text:bookmark text:name="fa3e"/><text:soft-page-break/>And a minor update to our <text:span text:style-name="Source_20_Text">settingsButton</text:span> setup:</text:p>
      <text:p text:style-name="P1"><text:bookmark text:name="dc15"/>const settingsButton = new Button(this, 200, 400, '#000', 'button', 'button_pressed', 'Settings', 'settings');</text:p>
      <text:h text:style-name="Heading_20_1" text:outline-level="1"><text:bookmark text:name="c2bf"/>Using the Button class</text:h>
      <text:p text:style-name="Text_20_body"><text:bookmark text:name="e1ef"/>Now that we’ve created our <text:span text:style-name="Source_20_Text">Button</text:span> class, we can update our other buttons to use it. In the previous tutorial, we added toggle buttons for music and sound effects. We’ll update those buttons to use our new class now:</text:p>
      <text:p text:style-name="Preformatted_20_Text"><text:bookmark text:name="6b49"/>class SettingsMenu extends Phaser.Scene {</text:p>
      <text:p text:style-name="Preformatted_20_Text"><text:s text:c="2"/>...<text:bookmark text:name="0709"/> <text:s/>create() {</text:p>
      <text:p text:style-name="Preformatted_20_Text"><text:s text:c="4"/>const soundFxButton = new Button(this, 300, 115, '#000',</text:p>
      <text:p text:style-name="Preformatted_20_Text"><text:s text:c="6"/>'button', 'button_pressed', this.gameSettings[1].value ===</text:p>
      <text:p text:style-name="Preformatted_20_Text"><text:s text:c="7"/>true ? 'On' : 'Off');<text:bookmark text:name="c292"/> <text:s text:c="3"/>const musicButton = new Button(this, 300, 100, '#000',</text:p>
      <text:p text:style-name="Preformatted_20_Text"><text:s text:c="6"/>'button', 'button_pressed', this.gameSettings[0].value === </text:p>
      <text:p text:style-name="Preformatted_20_Text"><text:s text:c="6"/>true ? 'On' : 'Off');<text:bookmark text:name="ff69"/> <text:s text:c="3"/>...</text:p>
      <text:p text:style-name="Preformatted_20_Text"><text:s text:c="2"/>}</text:p>
      <text:p text:style-name="P1">}</text:p>
      <text:p text:style-name="Text_20_body"><text:bookmark text:name="10e0"/>And remember, we will also need to add the <text:span text:style-name="Source_20_Text">playButtonSound</text:span> method to this class so we can play or not play the sound when a button is pressed depending on the user’s preferences:</text:p>
      <text:p text:style-name="Preformatted_20_Text"><text:bookmark text:name="fcf7"/>playButtonSound() {</text:p>
      <text:p text:style-name="Preformatted_20_Text"><text:s text:c="2"/>if (this.gameSettings[1].value) {</text:p>
      <text:p text:style-name="Preformatted_20_Text"><text:s text:c="4"/>this.sound.play('buttonSound');</text:p>
      <text:p text:style-name="Preformatted_20_Text"><text:s text:c="2"/>}</text:p>
      <text:p text:style-name="P1">}</text:p>
      <text:p text:style-name="Text_20_body"><text:bookmark text:name="6830"/>This gets us 90% of the way — but now clicking the music or sound effects button doesn’t toggle the setting. That’s because we’ve only given our <text:span text:style-name="Source_20_Text">Button</text:span> class the ability to change the scene. Since buttons will inevitably have different tasks, we may want to break out into separate classes or add a type variable to our <text:span text:style-name="Source_20_Text">Button</text:span> constructor so we know what actions the button should complete.</text:p>
      <text:p text:style-name="Text_20_body"><text:bookmark text:name="883c"/>For our purposes, we’ll add a <text:span text:style-name="Source_20_Text">type</text:span> variable but either option is a good approach. Just a note, we will need to add <text:span text:style-name="Source_20_Text">type</text:span> to our constructor before the <text:span text:style-name="Source_20_Text">targetScene?</text:span> parameter because optionals should always be last.</text:p>
      <text:p text:style-name="Preformatted_20_Text"><text:bookmark text:name="a6cc"/>class Button extends Phaser.GameObjects.Container {</text:p>
      <text:p text:style-name="Preformatted_20_Text"><text:s text:c="2"/>... <text:s/></text:p>
      <text:p text:style-name="Preformatted_20_Text"><text:s text:c="2"/>currentText: any;<text:bookmark text:name="5dd0"/> <text:s/>constructor(scene,x,y,fontColor,key1,key2,text,type,targetScene?){</text:p>
      <text:p text:style-name="Preformatted_20_Text"><text:s text:c="4"/>...</text:p>
      <text:p text:style-name="Preformatted_20_Text"><text:s text:c="4"/>if (type === 'navigation') {</text:p>
      <text:p text:style-name="Preformatted_20_Text"><text:s text:c="6"/>this.targetScene = targetScene;</text:p>
      <text:p text:style-name="Preformatted_20_Text"><text:s text:c="4"/>} else if (type === 'toggle') {</text:p>
      <text:p text:style-name="Preformatted_20_Text"><text:s text:c="6"/>this.currentText = text;</text:p>
      <text:p text:style-name="Preformatted_20_Text"><text:s text:c="4"/>}<text:bookmark text:name="13ba"/> <text:s text:c="3"/>...<text:bookmark text:name="98ce"/> <text:s text:c="3"/>button.on('pointerdown'), () =&gt; { ... }).on('pointerup', () =&gt; {</text:p>
      <text:p text:style-name="Preformatted_20_Text"><text:s text:c="6"/>...</text:p>
      <text:p text:style-name="Preformatted_20_Text"><text:s text:c="6"/>if (this.targetScene) {</text:p>
      <text:p text:style-name="Preformatted_20_Text"><text:s text:c="8"/>...</text:p>
      <text:p text:style-name="Preformatted_20_Text"><text:s text:c="6"/>} else if (this.currentText) {</text:p>
      <text:p text:style-name="Preformatted_20_Text"><text:s text:c="8"/>buttonText.text = buttonText.text === 'On' ? 'Off' : 'On';</text:p>
      <text:p text:style-name="Preformatted_20_Text"><text:s text:c="6"/>}</text:p>
      <text:p text:style-name="Preformatted_20_Text"><text:soft-page-break/><text:s text:c="4"/>});</text:p>
      <text:p text:style-name="Preformatted_20_Text"><text:s text:c="2"/>...</text:p>
      <text:p text:style-name="P1">}</text:p>
      <text:p text:style-name="Text_20_body"><text:bookmark text:name="df60"/>After updating our button creation calls to include type, you should have this in <text:span text:style-name="Source_20_Text">MainScene</text:span> :</text:p>
      <text:p text:style-name="P1"><text:bookmark text:name="a194"/>const settingsButton = new Button(this, 100, 100, '#000', 'button', 'button_pressed', 'Settings', 'navigation', 'settings');</text:p>
      <text:p text:style-name="Text_20_body"><text:bookmark text:name="fa43"/>And this in <text:span text:style-name="Source_20_Text">SettingsMenu</text:span>:</text:p>
      <text:p text:style-name="Preformatted_20_Text"><text:bookmark text:name="d5c1"/>const soundFxButton = new Button(this, 300, 115, '#000', 'button',</text:p>
      <text:p text:style-name="Preformatted_20_Text"><text:s text:c="2"/>'button_pressed', this.gameSettings[1].value === true ? 'On' :</text:p>
      <text:p text:style-name="Preformatted_20_Text"><text:s text:c="2"/>'Off', 'toggle');<text:bookmark text:name="8aa4"/>const musicButton = new Button(this, 300, 180, '#000',</text:p>
      <text:p text:style-name="Preformatted_20_Text"><text:s text:c="2"/>'button', 'button_pressed', this.gameSettings[0].value === true ?</text:p>
      <text:p text:style-name="P1"><text:s text:c="2"/>'On' : 'Off', 'toggle');</text:p>
      <text:p text:style-name="Text_20_body"><text:bookmark text:name="d159"/>With this setup, when you click one of the toggle buttons the text will update. However, if you explore the localStorage settings (by clicking the Application tab of your Developer Tools in Chrome and expanding the <text:span text:style-name="Source_20_Text">Local Storage</text:span> option, you’ll see that our settings are no longer updating.</text:p>
      <text:p text:style-name="Text_20_body"><draw:frame draw:style-name="fr1" draw:name="Figura1" text:anchor-type="as-char" svg:width="18.521cm" svg:height="7.514cm" draw:z-index="0"><draw:image xlink:href="https://miro.medium.com/max/700/1*Lk44hKUtWHyZzBo7rFtPCg.png" xlink:type="simple" xlink:show="embed" xlink:actuate="onLoad" draw:mime-type="image/png"/></draw:frame></text:p>
      <text:p text:style-name="Text_20_body"><text:bookmark text:name="101b"/>Like the additional method we created for navigation, we will need an additional method to notify our scene that a setting has been changed. We’ll do this by adding one more variable to our <text:span text:style-name="Source_20_Text">Button</text:span> class to identify the button and creating a <text:span text:style-name="Source_20_Text">toggleItem</text:span> method in our <text:span text:style-name="Source_20_Text">SettingsMenu</text:span> scene to handle this update.</text:p>
      <text:p text:style-name="Text_20_body"><text:bookmark text:name="e991"/>In <text:span text:style-name="Source_20_Text">Button</text:span> class:</text:p>
      <text:p text:style-name="Preformatted_20_Text"><text:bookmark text:name="8f6f"/>class Button extends Phaser.GameObjects.Container {</text:p>
      <text:p text:style-name="Preformatted_20_Text"><text:s text:c="2"/>constructor(scene, x, y, fontColor, key1, key2, text, type, name,</text:p>
      <text:p text:style-name="Preformatted_20_Text"><text:s text:c="4"/>targetScene?) {</text:p>
      <text:p text:style-name="Preformatted_20_Text"><text:s text:c="4"/>...</text:p>
      <text:p text:style-name="Preformatted_20_Text"><text:s text:c="4"/>this.name = name;</text:p>
      <text:p text:style-name="Preformatted_20_Text"><text:s text:c="4"/>...<text:bookmark text:name="20a4"/> <text:s text:c="3"/>button.on('pointerup', () =&gt; {</text:p>
      <text:p text:style-name="Preformatted_20_Text"><text:s text:c="6"/>...</text:p>
      <text:p text:style-name="Preformatted_20_Text"><text:s text:c="6"/>} else if (this.currentText) {</text:p>
      <text:p text:style-name="Preformatted_20_Text"><text:s text:c="8"/>buttonText.text = buttonText.text === 'On' ? 'Off' : 'On';</text:p>
      <text:p text:style-name="Preformatted_20_Text"><text:s text:c="8"/>scene.toggleItem(this, buttonText.text);</text:p>
      <text:p text:style-name="Preformatted_20_Text"><text:s text:c="6"/>}</text:p>
      <text:p text:style-name="Preformatted_20_Text"><text:soft-page-break/><text:s text:c="4"/>});</text:p>
      <text:p text:style-name="Preformatted_20_Text"><text:s text:c="4"/>...</text:p>
      <text:p text:style-name="Preformatted_20_Text"><text:s text:c="2"/>}</text:p>
      <text:p text:style-name="P1">}</text:p>
      <text:p text:style-name="Text_20_body"><text:bookmark text:name="3e39"/>And in <text:span text:style-name="Source_20_Text">SettingsMenu</text:span> :</text:p>
      <text:p text:style-name="Preformatted_20_Text"><text:bookmark text:name="b4e3"/>...</text:p>
      <text:p text:style-name="Preformatted_20_Text">const soundFxButton = new Button(this, 300, 115, '#000', 'button',</text:p>
      <text:p text:style-name="Preformatted_20_Text"><text:s text:c="2"/>'button_pressed', this.gameSettings[1].value === true ? 'On' :</text:p>
      <text:p text:style-name="Preformatted_20_Text"><text:s text:c="2"/>'Off', 'toggle', 'sfx');<text:bookmark text:name="1ac8"/>...</text:p>
      <text:p text:style-name="Preformatted_20_Text">const musicButton = new Button(this, 300, 180, '#000',</text:p>
      <text:p text:style-name="Preformatted_20_Text"><text:s text:c="2"/>'button', 'button_pressed', this.gameSettings[0].value === true ?</text:p>
      <text:p text:style-name="Preformatted_20_Text"><text:s text:c="2"/>'On' : 'Off', 'toggle', 'music');<text:bookmark text:name="8511"/>....<text:bookmark text:name="243c"/>toggleItem(button, text) {</text:p>
      <text:p text:style-name="Preformatted_20_Text"><text:s text:c="2"/>if (button.name === 'sfx') {</text:p>
      <text:p text:style-name="Preformatted_20_Text"><text:s text:c="4"/>this.gameSettings[1].value = text === 'On' ? true : false;</text:p>
      <text:p text:style-name="Preformatted_20_Text"><text:s text:c="2"/>} else if (button.name === 'music') {</text:p>
      <text:p text:style-name="Preformatted_20_Text"><text:s text:c="4"/>this.gameSettings[0].value = text === 'On' ? true : false;</text:p>
      <text:p text:style-name="Preformatted_20_Text"><text:s text:c="2"/>}</text:p>
      <text:p text:style-name="Preformatted_20_Text"><text:s text:c="2"/>localStorage.setItem('myGameSettings',</text:p>
      <text:p text:style-name="Preformatted_20_Text"><text:s text:c="4"/>JSON.stringify(this.gameSettings));</text:p>
      <text:p text:style-name="P1">}</text:p>
      <text:p text:style-name="Text_20_body"><text:bookmark text:name="5671"/>To complete the circle and show off how quickly we can setup a new button, we’re going to add a ‘Back’ button on the Settings menu so the player can easily return to the Main menu.</text:p>
      <text:p text:style-name="Preformatted_20_Text"><text:bookmark text:name="e806"/>class SettingsMenu extends Phaser.Scene {</text:p>
      <text:p text:style-name="Preformatted_20_Text"><text:s text:c="2"/>create() {</text:p>
      <text:p text:style-name="Preformatted_20_Text"><text:s text:c="4"/>...<text:bookmark text:name="8bfd"/> <text:s text:c="3"/>const backButton = new Button(this, 180, 230, '#000', 'button',</text:p>
      <text:p text:style-name="Preformatted_20_Text"><text:s text:c="6"/>'button_pressed', 'Back', 'navigation', 'back', 'main');</text:p>
      <text:p text:style-name="Preformatted_20_Text"><text:s text:c="2"/>}</text:p>
      <text:p text:style-name="P1">}</text:p>
      <text:p text:style-name="Text_20_body"><text:bookmark text:name="1b5a"/>And that’s it! We have successfully extended a Phaser class to make a reusable button that suits all of our needs. You should now have a better idea of what extending a class looks like and how it can provide simplifications of many game development situations.</text:p>
      <text:p text:style-name="Text_20_body"><text:bookmark text:name="9c92"/>You can download the completed code here: <text:a xlink:type="simple" xlink:href="https://github.com/brsullivan/phaser-angular-app-step3" office:target-frame-name="_blank" xlink:show="new" text:style-name="Internet_20_link" text:visited-style-name="Visited_20_Internet_20_Link">https://github.com/brsullivan/phaser-angular-app-step3</text:a></text:p>
      <text:p text:style-name="Text_20_body"><text:bookmark text:name="70a5"/>Thanks for reading this tutorial! Please feel free to leave me any feedback or questions in the comments.</text:p>
      <text:p text:style-name="Standard"><text:a xlink:type="simple" xlink:href="https://braelynnn.medium.com/extending-a-phaser-class-to-make-reusable-game-objects-93c11326787e" text:style-name="Internet_20_link" text:visited-style-name="Visited_20_Internet_20_Link">https://braelynnn.medium.com/extending-a-phaser-class-to-make-reusable-game-objects-93c11326787e</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0T19:44:30.184119392</meta:creation-date>
    <dc:date>2022-12-20T19:44:54.381206414</dc:date>
    <meta:editing-duration>PT25S</meta:editing-duration>
    <meta:editing-cycles>1</meta:editing-cycles>
    <meta:document-statistic meta:table-count="0" meta:image-count="1" meta:object-count="0" meta:page-count="5" meta:paragraph-count="161" meta:word-count="1357" meta:character-count="9727" meta:non-whitespace-character-count="8075"/>
    <meta:generator>LibreOffice/7.3.7.2$Linux_X86_64 LibreOffice_project/30$Build-2</meta:generator>
  </office:meta>
</office:document-meta>
</file>